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8000000254A49CFE2FB7DCA29.png" manifest:media-type="image/png"/>
  <manifest:file-entry manifest:full-path="Pictures/1000020100000057000000216250D75DF7F05696.png" manifest:media-type="image/png"/>
  <manifest:file-entry manifest:full-path="Pictures/100002010000001C0000001516551D0043C49D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tka Text1" svg:font-family="'Sitka Text'"/>
    <style:font-face style:name="Arial Unicode MS1" svg:font-family="'Arial Unicode MS'" style:font-family-generic="swiss"/>
    <style:font-face style:name="Linux Biolinum G" svg:font-family="'Linux Biolinum G'" style:font-pitch="variable"/>
    <style:font-face style:name="Sitka Text" svg:font-family="'Sitka Text'" style:font-pitch="variable"/>
    <style:font-face style:name="Caladea" svg:font-family="Caladea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Old English Text MT" svg:font-family="'Old English Text M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2" style:family="table">
      <style:table-properties style:width="18.313cm" fo:margin-left="1.08cm" fo:margin-top="0cm" fo:margin-bottom="0cm" fo:break-before="page" table:align="left"/>
    </style:style>
    <style:style style:name="Tabel2.A" style:family="table-column">
      <style:table-column-properties style:column-width="9.204cm"/>
    </style:style>
    <style:style style:name="Tabel2.B" style:family="table-column">
      <style:table-column-properties style:column-width="9.109cm"/>
    </style:style>
    <style:style style:name="Tabel2.A1" style:family="table-cell">
      <style:table-cell-properties fo:padding="0.097cm" fo:border-left="1.4pt fine-dashed #666666" fo:border-right="none" fo:border-top="1.4pt fine-dashed #666666" fo:border-bottom="1.4pt fine-dashed #666666"/>
    </style:style>
    <style:style style:name="Tabel2.B1" style:family="table-cell">
      <style:table-cell-properties fo:padding="0.097cm" fo:border="1.4pt fine-dashed #666666"/>
    </style:style>
    <style:style style:name="Tabel2.A2" style:family="table-cell">
      <style:table-cell-properties fo:padding="0.097cm" fo:border-left="1.4pt fine-dashed #666666" fo:border-right="none" fo:border-top="none" fo:border-bottom="1.4pt fine-dashed #666666"/>
    </style:style>
    <style:style style:name="Tabel2.B2" style:family="table-cell">
      <style:table-cell-properties fo:padding="0.097cm" fo:border-left="1.4pt fine-dashed #666666" fo:border-right="1.4pt fine-dashed #666666" fo:border-top="none" fo:border-bottom="1.4pt fine-dashed #666666"/>
    </style:style>
    <style:style style:name="Tabel1" style:family="table">
      <style:table-properties style:width="18.313cm" fo:margin-left="1.08cm" fo:break-before="page" table:align="left"/>
    </style:style>
    <style:style style:name="Tabel1.A" style:family="table-column">
      <style:table-column-properties style:column-width="9.204cm"/>
    </style:style>
    <style:style style:name="Tabel1.B" style:family="table-column">
      <style:table-column-properties style:column-width="9.109cm"/>
    </style:style>
    <style:style style:name="Tabel1.1" style:family="table-row">
      <style:table-row-properties style:min-row-height="5.292cm"/>
    </style:style>
    <style:style style:name="Tabel1.A1" style:family="table-cell">
      <style:table-cell-properties fo:padding="0.097cm" fo:border-left="1.4pt fine-dashed #ffffff" fo:border-right="none" fo:border-top="1.4pt fine-dashed #ffffff" fo:border-bottom="1.4pt fine-dashed #ffffff"/>
    </style:style>
    <style:style style:name="Tabel1.B1" style:family="table-cell">
      <style:table-cell-properties fo:padding="0.097cm" fo:border="1.4pt fine-dashed #ffffff"/>
    </style:style>
    <style:style style:name="Tabel1.A2" style:family="table-cell">
      <style:table-cell-properties fo:padding="0.097cm" fo:border-left="1.4pt fine-dashed #ffffff" fo:border-right="none" fo:border-top="none" fo:border-bottom="1.4pt fine-dashed #ffffff"/>
    </style:style>
    <style:style style:name="Tabel1.B2" style:family="table-cell">
      <style:table-cell-properties fo:padding="0.097cm" fo:border-left="1.4pt fine-dashed #ffffff" fo:border-right="1.4pt fine-dashed #ffffff" fo:border-top="none" fo:border-bottom="1.4pt fine-dashed #ffffff"/>
    </style:style>
    <style:style style:name="P1" style:family="paragraph" style:parent-style-name="Standard">
      <style:text-properties fo:color="#01150f" officeooo:paragraph-rsid="001a4760"/>
    </style:style>
    <style:style style:name="P2" style:family="paragraph" style:parent-style-name="Standard">
      <style:text-properties officeooo:paragraph-rsid="0022a71d"/>
    </style:style>
    <style:style style:name="P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1150f" officeooo:rsid="0014a1da" officeooo:paragraph-rsid="001a4760"/>
    </style:style>
    <style:style style:name="P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1150f" officeooo:rsid="0014a1da" officeooo:paragraph-rsid="001a6556"/>
    </style:style>
    <style:style style:name="P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1150f" style:font-name="Linux Biolinum G" fo:font-size="11pt" fo:font-weight="normal" officeooo:rsid="0014a1da" officeooo:paragraph-rsid="001a4760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1150f" style:font-name="Linux Biolinum G" fo:font-size="11pt" fo:font-weight="normal" officeooo:rsid="0014a1da" officeooo:paragraph-rsid="001a6556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top="0.3cm" fo:margin-bottom="0cm" loext:contextual-spacing="false" fo:line-height="100%" fo:text-align="center" style:justify-single-word="false"/>
      <style:text-properties fo:color="#01150f" style:font-name="Sitka Text" officeooo:rsid="0014a1da" officeooo:paragraph-rsid="001a4760"/>
    </style:style>
    <style:style style:name="P8" style:family="paragraph" style:parent-style-name="Table_20_Contents">
      <style:paragraph-properties fo:margin-top="0.3cm" fo:margin-bottom="0cm" loext:contextual-spacing="false" fo:line-height="100%" fo:text-align="center" style:justify-single-word="false"/>
      <style:text-properties fo:color="#01150f" style:font-name="Sitka Text" officeooo:rsid="0014a1da" officeooo:paragraph-rsid="001a6556"/>
    </style:style>
    <style:style style:name="P9" style:family="paragraph" style:parent-style-name="Table_20_Contents">
      <style:paragraph-properties fo:margin-top="0cm" fo:margin-bottom="0.199cm" loext:contextual-spacing="false" fo:line-height="100%" fo:text-align="center" style:justify-single-word="false"/>
      <style:text-properties fo:color="#01150f" style:font-name="Sitka Text" officeooo:rsid="0014a1da" officeooo:paragraph-rsid="001a4760"/>
    </style:style>
    <style:style style:name="P10" style:family="paragraph" style:parent-style-name="Table_20_Contents">
      <style:paragraph-properties fo:margin-top="0cm" fo:margin-bottom="0.199cm" loext:contextual-spacing="false" fo:line-height="100%" fo:text-align="center" style:justify-single-word="false"/>
      <style:text-properties fo:color="#01150f" style:font-name="Sitka Text" officeooo:rsid="0014a1da" officeooo:paragraph-rsid="001a6556"/>
    </style:style>
    <style:style style:name="P11" style:family="paragraph" style:parent-style-name="Table_20_Contents">
      <style:paragraph-properties fo:margin-top="0.101cm" fo:margin-bottom="0.15cm" loext:contextual-spacing="false" fo:line-height="100%" fo:text-align="center" style:justify-single-word="false"/>
      <style:text-properties fo:color="#01150f" style:font-name="Constantia" fo:font-size="11pt" officeooo:rsid="0014a1da" officeooo:paragraph-rsid="001a4760" style:font-size-asian="11pt" style:font-size-complex="11pt"/>
    </style:style>
    <style:style style:name="P12" style:family="paragraph" style:parent-style-name="Table_20_Contents">
      <style:paragraph-properties fo:margin-top="0.101cm" fo:margin-bottom="0.15cm" loext:contextual-spacing="false" fo:line-height="100%" fo:text-align="center" style:justify-single-word="false"/>
      <style:text-properties fo:color="#01150f" style:font-name="Constantia" fo:font-size="11pt" officeooo:rsid="0014a1da" officeooo:paragraph-rsid="001a6556" style:font-size-asian="11pt" style:font-size-complex="11pt"/>
    </style:style>
    <style:style style:name="P13" style:family="paragraph" style:parent-style-name="Table_20_Contents">
      <style:paragraph-properties fo:margin-top="0cm" fo:margin-bottom="0.15cm" loext:contextual-spacing="false" fo:line-height="100%" fo:text-align="center" style:justify-single-word="false"/>
      <style:text-properties fo:color="#01150f" style:font-name="Sitka Text" fo:font-size="9pt" officeooo:rsid="0014a1da" officeooo:paragraph-rsid="001a4760" style:font-size-asian="9pt" style:font-size-complex="9pt"/>
    </style:style>
    <style:style style:name="P14" style:family="paragraph" style:parent-style-name="Table_20_Contents">
      <style:paragraph-properties fo:margin-top="0cm" fo:margin-bottom="0.15cm" loext:contextual-spacing="false" fo:line-height="100%" fo:text-align="center" style:justify-single-word="false"/>
      <style:text-properties fo:color="#01150f" style:font-name="Sitka Text" fo:font-size="9pt" officeooo:rsid="0014a1da" officeooo:paragraph-rsid="001c610c" style:font-size-asian="9pt" style:font-size-complex="9pt"/>
    </style:style>
    <style:style style:name="P15" style:family="paragraph" style:parent-style-name="Table_20_Contents">
      <style:paragraph-properties fo:margin-top="0.199cm" fo:margin-bottom="0cm" loext:contextual-spacing="false" fo:line-height="100%" fo:text-align="center" style:justify-single-word="false"/>
      <style:text-properties fo:color="#01150f" style:font-name="Arial" fo:font-size="7.5pt" officeooo:rsid="001d4a44" officeooo:paragraph-rsid="0022a71d" style:font-size-asian="7.5pt" style:font-size-complex="7.5pt"/>
    </style:style>
    <style:style style:name="P16" style:family="paragraph" style:parent-style-name="Table_20_Contents">
      <style:paragraph-properties fo:margin-top="0.199cm" fo:margin-bottom="0.199cm" loext:contextual-spacing="false" fo:line-height="100%" fo:text-align="start" style:justify-single-word="false"/>
      <style:text-properties fo:color="#01150f" style:font-name="Arial" fo:font-size="8pt" officeooo:rsid="001b5f96" officeooo:paragraph-rsid="0022a71d" style:font-size-asian="8pt" style:font-size-complex="8pt"/>
    </style:style>
    <style:style style:name="P17" style:family="paragraph" style:parent-style-name="Table_20_Contents">
      <style:paragraph-properties fo:margin-top="0.049cm" fo:margin-bottom="0.101cm" loext:contextual-spacing="false" fo:line-height="100%" fo:text-align="center" style:justify-single-word="false"/>
      <style:text-properties fo:color="#01150f" style:font-name="Caladea" fo:font-size="7pt" fo:font-style="normal" officeooo:rsid="001e2e63" officeooo:paragraph-rsid="0022a71d" style:font-size-asian="7pt" style:font-style-asian="normal" style:font-size-complex="7pt" style:font-style-complex="normal"/>
    </style:style>
    <style:style style:name="P18" style:family="paragraph" style:parent-style-name="Text_20_body">
      <style:paragraph-properties fo:margin-top="0.101cm" fo:margin-bottom="0cm" loext:contextual-spacing="false" fo:line-height="100%" fo:text-align="center" style:justify-single-word="false"/>
      <style:text-properties fo:color="#01150f" style:font-name="Sitka Text" fo:font-size="6pt" officeooo:rsid="00169ad4" officeooo:paragraph-rsid="001a4760" style:font-size-asian="6pt" style:font-size-complex="6pt"/>
    </style:style>
    <style:style style:name="P19" style:family="paragraph" style:parent-style-name="Text_20_body">
      <style:paragraph-properties fo:margin-top="0.101cm" fo:margin-bottom="0cm" loext:contextual-spacing="false" fo:line-height="100%" fo:text-align="center" style:justify-single-word="false"/>
      <style:text-properties fo:color="#01150f" style:font-name="Sitka Text" fo:font-size="6pt" officeooo:rsid="00169ad4" officeooo:paragraph-rsid="001a6556" style:font-size-asian="6pt" style:font-size-complex="6pt"/>
    </style:style>
    <style:style style:name="P20" style:family="paragraph" style:parent-style-name="Text_20_body">
      <style:paragraph-properties fo:margin-top="0cm" fo:margin-bottom="0.3cm" loext:contextual-spacing="false" fo:line-height="100%" fo:text-align="center" style:justify-single-word="false"/>
      <style:text-properties fo:color="#01150f" style:font-name="Sitka Text" fo:font-size="6pt" officeooo:paragraph-rsid="001a4760" style:font-size-asian="6pt" style:font-size-complex="6pt"/>
    </style:style>
    <style:style style:name="P21" style:family="paragraph" style:parent-style-name="Text_20_body">
      <style:paragraph-properties fo:margin-top="0cm" fo:margin-bottom="0.3cm" loext:contextual-spacing="false" fo:line-height="100%" fo:text-align="center" style:justify-single-word="false"/>
      <style:text-properties fo:color="#01150f" style:font-name="Sitka Text" fo:font-size="6pt" officeooo:rsid="0014a1da" officeooo:paragraph-rsid="001a6556" style:font-size-asian="6pt" style:font-size-complex="6pt"/>
    </style:style>
    <style:style style:name="P22" style:family="paragraph" style:parent-style-name="Table_20_Contents" style:list-style-name="L1">
      <style:paragraph-properties fo:margin-top="0cm" fo:margin-bottom="0.049cm" loext:contextual-spacing="false" fo:line-height="100%" fo:text-align="start" style:justify-single-word="false"/>
      <style:text-properties fo:color="#01150f" style:font-name="Arial" fo:font-size="8pt" officeooo:rsid="001b5f96" officeooo:paragraph-rsid="0022a71d" style:font-size-asian="8pt" style:font-size-complex="8pt"/>
    </style:style>
    <style:style style:name="P23" style:family="paragraph" style:parent-style-name="Table_20_Contents" style:list-style-name="L1">
      <style:paragraph-properties fo:margin-top="0cm" fo:margin-bottom="0.049cm" loext:contextual-spacing="false" fo:line-height="100%" fo:text-align="start" style:justify-single-word="false"/>
      <style:text-properties fo:color="#01150f" style:font-name="Arial" fo:font-size="8pt" officeooo:rsid="001d4a44" officeooo:paragraph-rsid="0022a71d" style:font-size-asian="8pt" style:font-size-complex="8pt"/>
    </style:style>
    <style:style style:name="P24" style:family="paragraph" style:parent-style-name="Table_20_Contents" style:list-style-name="L1">
      <style:paragraph-properties fo:margin-top="0cm" fo:margin-bottom="0.049cm" loext:contextual-spacing="false" fo:line-height="100%" fo:text-align="start" style:justify-single-word="false"/>
      <style:text-properties fo:color="#01150f" style:font-name="Arial" fo:font-size="8pt" officeooo:rsid="002359af" officeooo:paragraph-rsid="0022a71d" style:font-size-asian="8pt" style:font-size-complex="8pt"/>
    </style:style>
    <style:style style:name="P2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1150f" style:font-name="Arial" fo:font-size="8pt" officeooo:rsid="001d4a44" officeooo:paragraph-rsid="0022a71d" style:font-size-asian="8pt" style:font-size-complex="8pt"/>
    </style:style>
    <style:style style:name="P26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officeooo:rsid="00172dd5"/>
    </style:style>
    <style:style style:name="T2" style:family="text">
      <style:text-properties style:font-name="Sitka Text1" officeooo:rsid="00172dd5" style:font-name-asian="Sitka Text1" style:font-name-complex="Sitka Text1"/>
    </style:style>
    <style:style style:name="T3" style:family="text">
      <style:text-properties officeooo:rsid="00169ad4"/>
    </style:style>
    <style:style style:name="T4" style:family="text">
      <style:text-properties style:text-line-through-style="none" style:text-line-through-type="none" style:font-name="Old English Text M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9ad4" style:font-weight-asian="normal" style:font-weight-complex="normal"/>
    </style:style>
    <style:style style:name="T8" style:family="text">
      <style:text-properties style:text-underline-style="none" fo:font-weight="normal" officeooo:rsid="001b6b2c" style:font-weight-asian="normal" style:font-weight-complex="normal"/>
    </style:style>
    <style:style style:name="T9" style:family="text">
      <style:text-properties officeooo:rsid="002359af"/>
    </style:style>
    <style:style style:name="T10" style:family="text">
      <style:text-properties officeooo:rsid="00223c18"/>
    </style:style>
    <style:style style:name="T11" style:family="text">
      <style:text-properties officeooo:rsid="001e2e63"/>
    </style:style>
    <style:style style:name="T12" style:family="text">
      <style:text-properties officeooo:rsid="0020942f"/>
    </style:style>
    <style:style style:name="T13" style:family="text">
      <style:text-properties officeooo:rsid="002494e4"/>
    </style:style>
    <style:style style:name="T14" style:family="text">
      <style:text-properties fo:font-size="7pt" fo:font-style="italic" style:font-size-asian="7pt" style:font-style-asian="italic" style:font-size-complex="7pt" style:font-style-complex="italic"/>
    </style:style>
    <style:style style:name="T15" style:family="text">
      <style:text-properties fo:font-size="7pt" fo:font-style="italic" officeooo:rsid="001e2e63" style:font-size-asian="7pt" style:font-style-asian="italic" style:font-size-complex="7pt" style:font-style-complex="italic"/>
    </style:style>
    <style:style style:name="T16" style:family="text">
      <style:text-properties fo:font-size="7pt" fo:font-style="italic" officeooo:rsid="0020942f" style:font-size-asian="7pt" style:font-style-asian="italic" style:font-size-complex="7pt" style:font-style-complex="italic"/>
    </style:style>
    <style:style style:name="T17" style:family="text">
      <style:text-properties officeooo:rsid="001c610c"/>
    </style:style>
    <style:style style:name="fr1" style:family="graphic" style:parent-style-name="Graphics">
      <style:graphic-properties style:vertical-pos="from-top" style:horizontal-pos="center" style:horizontal-rel="paragraph" style:mirror="none" fo:clip="rect(0.11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.08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3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Dashed_20__28_var_29__20_10" svg:stroke-color="#000000" draw:fill="none" draw:fill-color="#000000"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">SELLE KAARDI <text:span text:style-name="T17">OMANIK</text:span></text:p>
            <text:p text:style-name="P9">ON <text:span text:style-name="T3">EHTNE</text:span> JA VOLITATUD</text:p>
            <text:p text:style-name="P3"><draw:frame draw:style-name="fr1" draw:name="Pilt17" text:anchor-type="as-char" svg:y="-0.557cm" svg:width="2.328cm" svg:height="0.863cm" draw:z-index="2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18" text:anchor-type="as-char" svg:y="-0.545cm" svg:width="2.302cm" svg:height="0.792cm" draw:z-index="3"><draw:image xlink:href="Pictures/1000020100000057000000216250D75DF7F05696.png" xlink:type="simple" xlink:show="embed" xlink:actuate="onLoad" loext:mime-type="image/png"/></draw:frame></text:p>
            <text:p text:style-name="P5">Nii et <text:span text:style-name="T5">palun</text:span> kohtle teda õigesti</text:p>
            <text:p text:style-name="P11">KEHTIV IGAVESTI</text:p>
            <text:p text:style-name="P13"><text:span text:style-name="T8">Volitanud ja e</text:span><text:span text:style-name="T7">htsuse kinnitanud</text:span><text:span text:style-name="T6"> Erise APOSTLITE MAJA</text:span></text:p>
            <text:p text:style-name="P18"><draw:line text:anchor-type="paragraph" draw:z-index="0" draw:name="Kujund1" draw:style-name="gr1" draw:text-style-name="P26" svg:x1="0.278cm" svg:y1="-0.016cm" svg:x2="8.638cm" svg:y2="-0.016cm"><text:p/></draw:line>Iga mees, naine ja laps Maa peal on ehtne ja volitatud Paavst.</text:p>
            <text:p text:style-name="P20"><text:span text:style-name="T1">Reprodutseerige ja jagage neid kaarte vabalt</text:span><text:span text:style-name="T2">•</text:span><text:span text:style-name="T1">P.O.E.E Peatempel, San Francisco</text:span></text:p>
          </table:table-cell>
          <table:table-cell table:style-name="Tabel2.B1" office:value-type="string">
            <text:p text:style-name="P7">SELLE KAARDI OMANIK</text:p>
            <text:p text:style-name="P9">ON <text:span text:style-name="T3">EHTNE</text:span> JA VOLITATUD</text:p>
            <text:p text:style-name="P3"><draw:frame draw:style-name="fr1" draw:name="Pilt19" text:anchor-type="as-char" svg:y="-0.557cm" svg:width="2.328cm" svg:height="0.863cm" draw:z-index="4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20" text:anchor-type="as-char" svg:y="-0.545cm" svg:width="2.302cm" svg:height="0.792cm" draw:z-index="5"><draw:image xlink:href="Pictures/1000020100000057000000216250D75DF7F05696.png" xlink:type="simple" xlink:show="embed" xlink:actuate="onLoad" loext:mime-type="image/png"/></draw:frame></text:p>
            <text:p text:style-name="P5">Nii et <text:span text:style-name="T5">palun</text:span> kohtle teda õigesti</text:p>
            <text:p text:style-name="P11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8"><draw:line text:anchor-type="paragraph" draw:z-index="1" draw:name="Kujund1" draw:style-name="gr1" draw:text-style-name="P26" svg:x1="0.278cm" svg:y1="-0.016cm" svg:x2="8.638cm" svg:y2="-0.016cm"><text:p/></draw:line>Iga mees, naine ja laps Maa peal on ehtne ja volitatud Paavst.</text:p>
            <text:p text:style-name="P20"><text:span text:style-name="T1">Reprodutseerige ja jagage neid kaarte vabalt</text:span><text:span text:style-name="T2">•</text:span><text:span text:style-name="T1">P.O.E.E Peatempel, San Francisco</text:span></text:p>
          </table:table-cell>
        </table:table-row>
        <table:table-row>
          <table:table-cell table:style-name="Tabel2.A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1" text:anchor-type="as-char" svg:y="-0.557cm" svg:width="2.328cm" svg:height="0.863cm" draw:z-index="6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2" text:anchor-type="as-char" svg:y="-0.545cm" svg:width="2.302cm" svg:height="0.792cm" draw:z-index="7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8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  <table:table-cell table:style-name="Tabel2.B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3" text:anchor-type="as-char" svg:y="-0.557cm" svg:width="2.328cm" svg:height="0.863cm" draw:z-index="9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4" text:anchor-type="as-char" svg:y="-0.545cm" svg:width="2.302cm" svg:height="0.792cm" draw:z-index="10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11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</table:table-row>
        <table:table-row>
          <table:table-cell table:style-name="Tabel2.A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5" text:anchor-type="as-char" svg:y="-0.557cm" svg:width="2.328cm" svg:height="0.863cm" draw:z-index="12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6" text:anchor-type="as-char" svg:y="-0.545cm" svg:width="2.302cm" svg:height="0.792cm" draw:z-index="13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14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  <table:table-cell table:style-name="Tabel2.B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7" text:anchor-type="as-char" svg:y="-0.557cm" svg:width="2.328cm" svg:height="0.863cm" draw:z-index="15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8" text:anchor-type="as-char" svg:y="-0.545cm" svg:width="2.302cm" svg:height="0.792cm" draw:z-index="16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17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</table:table-row>
        <table:table-row>
          <table:table-cell table:style-name="Tabel2.A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9" text:anchor-type="as-char" svg:y="-0.557cm" svg:width="2.328cm" svg:height="0.863cm" draw:z-index="18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10" text:anchor-type="as-char" svg:y="-0.545cm" svg:width="2.302cm" svg:height="0.792cm" draw:z-index="19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20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  <table:table-cell table:style-name="Tabel2.B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11" text:anchor-type="as-char" svg:y="-0.557cm" svg:width="2.328cm" svg:height="0.863cm" draw:z-index="21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12" text:anchor-type="as-char" svg:y="-0.545cm" svg:width="2.302cm" svg:height="0.792cm" draw:z-index="22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23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</table:table-row>
        <table:table-row>
          <table:table-cell table:style-name="Tabel2.A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13" text:anchor-type="as-char" svg:y="-0.557cm" svg:width="2.328cm" svg:height="0.863cm" draw:z-index="24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14" text:anchor-type="as-char" svg:y="-0.545cm" svg:width="2.302cm" svg:height="0.792cm" draw:z-index="25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26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  <table:table-cell table:style-name="Tabel2.B2" office:value-type="string">
            <text:p text:style-name="P8">SELLE KAARDI OMANIK</text:p>
            <text:p text:style-name="P10">ON <text:span text:style-name="T3">EHTNE</text:span> JA VOLITATUD</text:p>
            <text:p text:style-name="P4"><draw:frame draw:style-name="fr1" draw:name="Pilt15" text:anchor-type="as-char" svg:y="-0.557cm" svg:width="2.328cm" svg:height="0.863cm" draw:z-index="27"><draw:image xlink:href="Pictures/1000020100000058000000254A49CFE2FB7DCA29.png" xlink:type="simple" xlink:show="embed" xlink:actuate="onLoad" loext:mime-type="image/png"/></draw:frame><text:s/><text:span text:style-name="T4">PAAVST </text:span><draw:frame draw:style-name="fr2" draw:name="Pilt16" text:anchor-type="as-char" svg:y="-0.545cm" svg:width="2.302cm" svg:height="0.792cm" draw:z-index="28"><draw:image xlink:href="Pictures/1000020100000057000000216250D75DF7F05696.png" xlink:type="simple" xlink:show="embed" xlink:actuate="onLoad" loext:mime-type="image/png"/></draw:frame></text:p>
            <text:p text:style-name="P6">Nii et <text:span text:style-name="T5">palun</text:span> kohtle teda õigesti</text:p>
            <text:p text:style-name="P12">KEHTIV IGAVESTI</text:p>
            <text:p text:style-name="P14"><text:span text:style-name="T8">Volitanud ja e</text:span><text:span text:style-name="T7">htsuse kinnitanud</text:span><text:span text:style-name="T6"> Erise APOSTLITE MAJA</text:span></text:p>
            <text:p text:style-name="P19"><draw:line text:anchor-type="paragraph" draw:z-index="29" draw:name="Kujund1" draw:style-name="gr1" draw:text-style-name="P26" svg:x1="0.278cm" svg:y1="-0.016cm" svg:x2="8.638cm" svg:y2="-0.016cm"><text:p/></draw:line>Iga mees, naine ja laps Maa peal on ehtne ja volitatud Paavst.</text:p>
            <text:p text:style-name="P21"><text:span text:style-name="T1">Reprodutseerige ja jagage neid kaarte vabalt</text:span><text:span text:style-name="T2">•</text:span><text:span text:style-name="T1">P.O.E.E Peatempel, San Francisco</text:span></text:p>
          </table:table-cell>
        </table:table-row>
      </table:table>
      <text:p text:style-name="P1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16"><text:s text:c="5"/>Paavstina <text:span text:style-name="T9">on teil õigus ja privileeg</text:span>:</text:p>
            <text:list xml:id="list1528456040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0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21" text:anchor-type="as-char" svg:y="-0.33cm" svg:width="0.527cm" svg:height="0.395cm" draw:z-index="30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22" text:anchor-type="as-char" svg:y="-0.33cm" svg:width="0.527cm" svg:height="0.395cm" draw:z-index="31"><draw:image xlink:href="Pictures/100002010000001C0000001516551D0043C49DC9.png" xlink:type="simple" xlink:show="embed" xlink:actuate="onLoad" loext:mime-type="image/png"/></draw:frame></text:p>
          </table:table-cell>
          <table:table-cell table:style-name="Tabel1.B1" office:value-type="string">
            <text:p text:style-name="P16"><text:s text:c="5"/>Paavstina <text:span text:style-name="T9">on teil õigus ja privileeg</text:span>:</text:p>
            <text:list xml:id="list152216607767634" text:continue-list="list1528456040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1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23" text:anchor-type="as-char" svg:y="-0.33cm" svg:width="0.527cm" svg:height="0.395cm" draw:z-index="32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24" text:anchor-type="as-char" svg:y="-0.33cm" svg:width="0.527cm" svg:height="0.395cm" draw:z-index="33"><draw:image xlink:href="Pictures/100002010000001C0000001516551D0043C49DC9.png" xlink:type="simple" xlink:show="embed" xlink:actuate="onLoad" loext:mime-type="image/png"/></draw:frame></text:p>
          </table:table-cell>
        </table:table-row>
        <table:table-row>
          <table:table-cell table:style-name="Tabel1.A2" office:value-type="string">
            <text:p text:style-name="P16"><text:s text:c="5"/>Paavstina <text:span text:style-name="T9">on teil õigus ja privileeg</text:span>:</text:p>
            <text:list xml:id="list152214725248082" text:continue-list="list152216607767634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2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25" text:anchor-type="as-char" svg:y="-0.33cm" svg:width="0.527cm" svg:height="0.395cm" draw:z-index="34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26" text:anchor-type="as-char" svg:y="-0.33cm" svg:width="0.527cm" svg:height="0.395cm" draw:z-index="35"><draw:image xlink:href="Pictures/100002010000001C0000001516551D0043C49DC9.png" xlink:type="simple" xlink:show="embed" xlink:actuate="onLoad" loext:mime-type="image/png"/></draw:frame></text:p>
          </table:table-cell>
          <table:table-cell table:style-name="Tabel1.B2" office:value-type="string">
            <text:p text:style-name="P16"><text:s text:c="5"/>Paavstina <text:span text:style-name="T9">on teil õigus ja privileeg</text:span>:</text:p>
            <text:list xml:id="list152215568858410" text:continue-list="list152214725248082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3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27" text:anchor-type="as-char" svg:y="-0.33cm" svg:width="0.527cm" svg:height="0.395cm" draw:z-index="36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28" text:anchor-type="as-char" svg:y="-0.33cm" svg:width="0.527cm" svg:height="0.395cm" draw:z-index="37"><draw:image xlink:href="Pictures/100002010000001C0000001516551D0043C49DC9.png" xlink:type="simple" xlink:show="embed" xlink:actuate="onLoad" loext:mime-type="image/png"/></draw:frame></text:p>
          </table:table-cell>
        </table:table-row>
        <table:table-row>
          <table:table-cell table:style-name="Tabel1.A2" office:value-type="string">
            <text:p text:style-name="P16"><text:s text:c="5"/>Paavstina <text:span text:style-name="T9">on teil õigus ja privileeg</text:span>:</text:p>
            <text:list xml:id="list152215430722469" text:continue-list="list152215568858410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4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29" text:anchor-type="as-char" svg:y="-0.33cm" svg:width="0.527cm" svg:height="0.395cm" draw:z-index="38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30" text:anchor-type="as-char" svg:y="-0.33cm" svg:width="0.527cm" svg:height="0.395cm" draw:z-index="39"><draw:image xlink:href="Pictures/100002010000001C0000001516551D0043C49DC9.png" xlink:type="simple" xlink:show="embed" xlink:actuate="onLoad" loext:mime-type="image/png"/></draw:frame></text:p>
          </table:table-cell>
          <table:table-cell table:style-name="Tabel1.B2" office:value-type="string">
            <text:p text:style-name="P16"><text:s text:c="5"/>Paavstina <text:span text:style-name="T9">on teil õigus ja privileeg</text:span>:</text:p>
            <text:list xml:id="list152215953647966" text:continue-list="list152215430722469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5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31" text:anchor-type="as-char" svg:y="-0.33cm" svg:width="0.527cm" svg:height="0.395cm" draw:z-index="40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32" text:anchor-type="as-char" svg:y="-0.33cm" svg:width="0.527cm" svg:height="0.395cm" draw:z-index="41"><draw:image xlink:href="Pictures/100002010000001C0000001516551D0043C49DC9.png" xlink:type="simple" xlink:show="embed" xlink:actuate="onLoad" loext:mime-type="image/png"/></draw:frame></text:p>
          </table:table-cell>
        </table:table-row>
        <table:table-row>
          <table:table-cell table:style-name="Tabel1.A2" office:value-type="string">
            <text:p text:style-name="P16"><text:s text:c="5"/>Paavstina <text:span text:style-name="T9">on teil õigus ja privileeg</text:span>:</text:p>
            <text:list xml:id="list152215363602352" text:continue-list="list152215953647966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6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33" text:anchor-type="as-char" svg:y="-0.33cm" svg:width="0.527cm" svg:height="0.395cm" draw:z-index="42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34" text:anchor-type="as-char" svg:y="-0.33cm" svg:width="0.527cm" svg:height="0.395cm" draw:z-index="43"><draw:image xlink:href="Pictures/100002010000001C0000001516551D0043C49DC9.png" xlink:type="simple" xlink:show="embed" xlink:actuate="onLoad" loext:mime-type="image/png"/></draw:frame></text:p>
          </table:table-cell>
          <table:table-cell table:style-name="Tabel1.B2" office:value-type="string">
            <text:p text:style-name="P16"><text:s text:c="5"/>Paavstina <text:span text:style-name="T9">on teil õigus ja privileeg</text:span>:</text:p>
            <text:list xml:id="list152216470748507" text:continue-list="list152215363602352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7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35" text:anchor-type="as-char" svg:y="-0.33cm" svg:width="0.527cm" svg:height="0.395cm" draw:z-index="44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36" text:anchor-type="as-char" svg:y="-0.33cm" svg:width="0.527cm" svg:height="0.395cm" draw:z-index="45"><draw:image xlink:href="Pictures/100002010000001C0000001516551D0043C49DC9.png" xlink:type="simple" xlink:show="embed" xlink:actuate="onLoad" loext:mime-type="image/png"/></draw:frame></text:p>
          </table:table-cell>
        </table:table-row>
        <table:table-row>
          <table:table-cell table:style-name="Tabel1.A2" office:value-type="string">
            <text:p text:style-name="P16"><text:s text:c="5"/>Paavstina <text:span text:style-name="T9">on teil õigus ja privileeg</text:span>:</text:p>
            <text:list xml:id="list152216294093769" text:continue-list="list152216470748507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8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37" text:anchor-type="as-char" svg:y="-0.33cm" svg:width="0.527cm" svg:height="0.395cm" draw:z-index="46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38" text:anchor-type="as-char" svg:y="-0.33cm" svg:width="0.527cm" svg:height="0.395cm" draw:z-index="47"><draw:image xlink:href="Pictures/100002010000001C0000001516551D0043C49DC9.png" xlink:type="simple" xlink:show="embed" xlink:actuate="onLoad" loext:mime-type="image/png"/></draw:frame></text:p>
          </table:table-cell>
          <table:table-cell table:style-name="Tabel1.B2" office:value-type="string">
            <text:p text:style-name="P16"><text:s text:c="5"/>Paavstina <text:span text:style-name="T9">on teil õigus ja privileeg</text:span>:</text:p>
            <text:list xml:id="list152215683342315" text:continue-list="list152216294093769" text:style-name="L1">
              <text:list-item text:start-value="1">
                <text:p text:style-name="P22"><text:span text:style-name="T10">Tugineda oma </text:span>eksimatus<text:span text:style-name="T10">ele</text:span> igal ajal, sealhulgas tagasiulat<text:span text:style-name="T11">u</text:span>valt.</text:p>
              </text:list-item>
              <text:list-item>
                <text:p text:style-name="P22">Täielikult ümber teha Erise Kiriku struktuur.</text:p>
              </text:list-item>
              <text:list-item>
                <text:p text:style-name="P22">Ristida, matta <text:span text:style-name="T11">ja </text:span>laulatada (viimasel kahe<text:span text:style-name="T11">l juhul kadunute</text:span> loa<text:span text:style-name="T12">l</text:span>)</text:p>
              </text:list-item>
              <text:list-item>
                <text:p text:style-name="P23">Kogudusest välja heita ennast ja teisi,</text:p>
                <text:p text:style-name="P24">Väljaheidetuid kogudusse tagasi võtta,</text:p>
                <text:p text:style-name="P24">Tagasivõetuid taas välja heita,</text:p>
                <text:p text:style-name="P23">Taasväljaheidetuid taas tagasi võtta (lõplik).</text:p>
              </text:list-item>
              <text:list-item>
                <text:p text:style-name="P23">Läbi viia kõiki riitusi ja funktsioone, mida peetakse Discordia</text:p>
                <text:p text:style-name="P25">Paavsti <text:span text:style-name="T13">jaoks</text:span> ebasobilik<text:span text:style-name="T13">e</text:span>ks.</text:p>
              </text:list-item>
            </text:list>
            <text:p text:style-name="P15"><draw:line text:anchor-type="paragraph" draw:z-index="59" draw:name="Kujund1" draw:style-name="gr1" draw:text-style-name="P26" svg:x1="0.278cm" svg:y1="0.116cm" svg:x2="8.638cm" svg:y2="0.116cm"><text:p/></draw:line><text:span text:style-name="T14">„</text:span><text:span text:style-name="T15">Paavst on </text:span><text:span text:style-name="T16">see</text:span><text:span text:style-name="T15">, kes pole autoriteetide autoriteedi all.”</text:span></text:p>
            <text:p text:style-name="P17"><draw:frame draw:style-name="fr3" draw:name="Pilt39" text:anchor-type="as-char" svg:y="-0.33cm" svg:width="0.527cm" svg:height="0.395cm" draw:z-index="48"><draw:image xlink:href="Pictures/100002010000001C0000001516551D0043C49DC9.png" xlink:type="simple" xlink:show="embed" xlink:actuate="onLoad" loext:mime-type="image/png"/></draw:frame><text:s/><text:span text:style-name="T5">Principia Discordia</text:span> lehekülgedelt <draw:frame draw:style-name="fr3" draw:name="Pilt40" text:anchor-type="as-char" svg:y="-0.33cm" svg:width="0.527cm" svg:height="0.395cm" draw:z-index="49"><draw:image xlink:href="Pictures/100002010000001C0000001516551D0043C49DC9.png" xlink:type="simple" xlink:show="embed" xlink:actuate="onLoad" loext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tka Text1" svg:font-family="'Sitka Text'"/>
    <style:font-face style:name="Arial Unicode MS1" svg:font-family="'Arial Unicode MS'" style:font-family-generic="swiss"/>
    <style:font-face style:name="Linux Biolinum G" svg:font-family="'Linux Biolinum G'" style:font-pitch="variable"/>
    <style:font-face style:name="Sitka Text" svg:font-family="'Sitka Text'" style:font-pitch="variable"/>
    <style:font-face style:name="Caladea" svg:font-family="Caladea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Old English Text MT" svg:font-family="'Old English Text M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0" draw:display-name="Dashed (var) 10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19cm" fo:margin-bottom="0.319cm" fo:margin-left="0.319cm" fo:margin-right="0.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20:39:40.096000000</meta:creation-date>
    <dc:date>2019-06-25T15:22:13.517000000</dc:date>
    <meta:editing-duration>PT1H16M31S</meta:editing-duration>
    <meta:editing-cycles>4</meta:editing-cycles>
    <meta:generator>LibreOffice/6.2.4.2$Windows_X86_64 LibreOffice_project/2412653d852ce75f65fbfa83fb7e7b669a126d64</meta:generator>
    <meta:print-date>2019-01-26T13:39:00.393000000</meta:print-date>
    <meta:document-statistic meta:table-count="2" meta:image-count="40" meta:object-count="0" meta:page-count="2" meta:paragraph-count="200" meta:word-count="1190" meta:character-count="8470" meta:non-whitespace-character-count="7440"/>
  </office:meta>
</office:document-meta>
</file>